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180" officeooo:paragraph-rsid="0002e180"/>
    </style:style>
    <style:style style:name="P2" style:family="paragraph" style:parent-style-name="Standard">
      <style:text-properties officeooo:rsid="0002e180" officeooo:paragraph-rsid="0002e180"/>
    </style:style>
    <style:style style:name="P3" style:family="paragraph" style:parent-style-name="Standard">
      <style:text-properties officeooo:paragraph-rsid="0002e180"/>
    </style:style>
    <style:style style:name="T1" style:family="text">
      <style:text-properties officeooo:rsid="000345e0"/>
    </style:style>
    <style:style style:name="T2" style:family="text">
      <style:text-properties officeooo:rsid="000420ab"/>
    </style:style>
    <style:style style:name="T3" style:family="text">
      <style:text-properties officeooo:rsid="0005056a"/>
    </style:style>
    <style:style style:name="T4" style:family="text">
      <style:text-properties officeooo:rsid="00053ee6"/>
    </style:style>
    <style:style style:name="T5" style:family="text">
      <style:text-properties officeooo:rsid="00066b97"/>
    </style:style>
    <style:style style:name="T6" style:family="text">
      <style:text-properties officeooo:rsid="000837a4"/>
    </style:style>
    <style:style style:name="T7" style:family="text">
      <style:text-properties officeooo:rsid="0002e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– PRIMER DATABASE<text:line-break/></text:p>
      <text:p text:style-name="P1"/>
      <text:p text:style-name="P3"><text:span text:style-name="T7">- </text:span><text:span text:style-name="T6">update amplicon and primer page to show the new fields where appropriate</text:span></text:p>
      <text:p text:style-name="P3"/>
      <text:p text:style-name="P3">- <text:span text:style-name="T6">have a think about what happens to old primer when you order a new one and the fields </text:span></text:p>
      <text:p text:style-name="P1"/>
      <text:p text:style-name="P1">- Ability to select the primers to be ordered and output the few fields Lota needs to excel file</text:p>
      <text:p text:style-name="P1"/>
      <text:p text:style-name="P1">- Ability to add M13 tag forward or reverse to the front of the primer sequence on the order sheet – may not need to be new field as they want it on the order sequence – could write it into the code and just provide a drop down.</text:p>
      <text:p text:style-name="P1"/>
      <text:p text:style-name="P1">- Change the results of the search page to match the fields of the current primer db search field – particularly the primer location</text:p>
      <text:p text:style-name="P1"/>
      <text:p text:style-name="P1">- Add a tick box option to the amplicon page and button to ‘reorder all’</text:p>
      <text:p text:style-name="P1"/>
      <text:p text:style-name="P1">- <text:span text:style-name="T1">Need a ‘reason for reorder’ field</text:span></text:p>
      <text:p text:style-name="P1"/>
      <text:p text:style-name="P1">- <text:span text:style-name="T2">write some pytests</text:span></text:p>
      <text:p text:style-name="P1"/>
      <text:p text:style-name="P1">- <text:span text:style-name="T2">look into whether you could add password(s)</text:span></text:p>
      <text:p text:style-name="P1"/>
      <text:p text:style-name="P1">- <text:span text:style-name="T2">test that it works on windows</text:span></text:p>
      <text:p text:style-name="P1"/>
      <text:p text:style-name="P1">- <text:span text:style-name="T3">write a readme and a sop </text:span></text:p>
      <text:p text:style-name="P1"/>
      <text:p text:style-name="P1">- <text:span text:style-name="T2">Get harriet and kate to simultaneously load primers as a load test</text:span></text:p>
      <text:p text:style-name="P1"/>
      <text:p text:style-name="P1">- <text:span text:style-name="T2">Speak to Sirisha about how it will be backed up and deployment.</text:span></text:p>
      <text:p text:style-name="P1"/>
      <text:p text:style-name="P1">- <text:span text:style-name="T3">upgrade it</text:span></text:p>
      <text:p text:style-name="P1"/>
      <text:p text:style-name="P1">- <text:span text:style-name="T4">reupload the primer database so it’s current. Make sure that all imported_by users have been included.</text:span></text:p>
      <text:p text:style-name="P1"/>
      <text:p text:style-name="P1">- <text:span text:style-name="T5">teach Gts how to change employment status of employees at the backend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2T10:29:00.586497050</meta:creation-date>
    <dc:date>2020-02-19T23:20:06.923817713</dc:date>
    <meta:editing-duration>PT1H28M53S</meta:editing-duration>
    <meta:editing-cycles>3</meta:editing-cycles>
    <meta:generator>LibreOffice/6.4.0.3$Linux_X86_64 LibreOffice_project/4c008856d7f83292dc6823d3bed76200cc9a2ba2</meta:generator>
    <meta:document-statistic meta:table-count="0" meta:image-count="0" meta:object-count="0" meta:page-count="1" meta:paragraph-count="17" meta:word-count="232" meta:character-count="1193" meta:non-whitespace-character-count="970"/>
  </office:meta>
</office:document-meta>
</file>